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ahoma" svg:font-family="Tahoma, sans-serif"/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999999" style:font-name="Tahoma" fo:font-size="8.25pt" fo:letter-spacing="normal" fo:font-style="normal" fo:font-weight="normal" officeooo:paragraph-rsid="0010575b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20pt" fo:letter-spacing="normal" fo:font-style="normal" fo:font-weight="normal" style:font-size-asian="20pt" style:font-size-complex="20p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20pt" fo:letter-spacing="normal" fo:font-style="normal" fo:font-weight="normal" officeooo:paragraph-rsid="000ffb1a" style:font-size-asian="20pt" style:font-size-complex="20pt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20pt" fo:letter-spacing="normal" fo:font-style="normal" fo:font-weight="normal" officeooo:paragraph-rsid="0010575b" style:font-size-asian="20pt" style:font-size-complex="20pt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color="#444444" fo:font-size="20pt" fo:font-weight="normal" officeooo:paragraph-rsid="0010575b" style:font-size-asian="20pt" style:font-size-complex="20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20pt" fo:letter-spacing="normal" fo:font-style="normal" fo:font-weight="normal" style:font-size-asian="20pt" style:font-size-complex="20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20pt" fo:letter-spacing="normal" fo:font-style="normal" fo:font-weight="normal" officeooo:paragraph-rsid="0010575b" style:font-size-asian="20pt" style:font-size-complex="20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444444" style:font-name="Arial" fo:font-size="20pt" fo:letter-spacing="normal" fo:font-style="normal" fo:font-weight="normal" style:font-size-asian="20pt" style:font-size-complex="20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444444" style:font-name="Arial" fo:font-size="20pt" fo:letter-spacing="normal" fo:font-style="normal" fo:font-weight="normal" officeooo:paragraph-rsid="0010575b" style:font-size-asian="20pt" style:font-size-complex="20pt" loext:padding="0cm" loext:border="none"/>
    </style:style>
    <style:style style:name="P10" style:family="paragraph" style:parent-style-name="Heading_20_1" style:master-page-name="Standard">
      <style:paragraph-properties fo:line-height="100%" fo:text-align="center" style:justify-single-word="false" style:page-number="auto"/>
      <style:text-properties fo:font-variant="normal" fo:text-transform="none" fo:color="#ff6600" style:font-name="Arial" fo:font-size="18.75pt" fo:letter-spacing="-0.026cm" fo:font-style="normal" fo:font-weight="bold" officeooo:rsid="000ef46d" officeooo:paragraph-rsid="000ef4d7" style:font-size-asian="12pt" style:font-weight-asian="normal" style:font-size-complex="12pt" style:font-weight-complex="normal"/>
    </style:style>
    <style:style style:name="P11" style:family="paragraph" style:parent-style-name="Heading_20_1">
      <style:paragraph-properties fo:line-height="100%" fo:text-align="center" style:justify-single-word="false"/>
      <style:text-properties fo:color="#ff6600" fo:font-size="18.75pt" fo:font-weight="bold" officeooo:paragraph-rsid="0010575b" style:font-size-asian="12pt" style:font-size-complex="12pt"/>
    </style:style>
    <style:style style:name="P12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444444" style:text-line-through-style="none" style:text-line-through-type="none" style:font-name="sans-serif" fo:font-size="11.25pt" fo:letter-spacing="-0.026cm" fo:font-style="normal" style:text-underline-style="none" fo:font-weight="bold" style:text-blinking="false" loext:padding="0cm" loext:border="none"/>
    </style:style>
    <style:style style:name="T1" style:family="text">
      <style:text-properties fo:font-variant="normal" fo:text-transform="none" fo:color="#444444" style:text-line-through-style="none" style:text-line-through-type="none" style:font-name="sans-serif" fo:font-size="11.25pt" fo:letter-spacing="-0.026cm" fo:font-style="normal" style:text-underline-style="none" fo:font-weight="bold" style:text-blinking="false" loext:padding="0cm" loext:border="none"/>
    </style:style>
    <style:style style:name="T2" style:family="text">
      <style:text-properties fo:font-variant="normal" fo:text-transform="none" style:use-window-font-color="true" style:font-name="Arial" fo:font-size="24pt" fo:letter-spacing="-0.026cm" fo:font-style="normal" officeooo:rsid="000ef46d" style:font-size-asian="24pt" style:font-weight-asian="normal" style:font-size-complex="24pt" style:font-weight-complex="normal"/>
    </style:style>
    <style:style style:name="T3" style:family="text">
      <style:text-properties fo:font-variant="normal" fo:text-transform="none" style:use-window-font-color="true" style:font-name="Arial" fo:letter-spacing="-0.026cm" fo:font-style="normal" officeooo:rsid="000ef46d" style:font-weight-asian="normal" style:font-weight-complex="normal"/>
    </style:style>
    <style:style style:name="T4" style:family="text">
      <style:text-properties fo:font-variant="normal" fo:text-transform="none" style:use-window-font-color="true" style:font-name="Arial" fo:font-size="10pt" fo:letter-spacing="-0.026cm" fo:font-style="normal" officeooo:rsid="000ffb1a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style:use-window-font-color="true" style:font-name="Arial" fo:font-size="13pt" fo:letter-spacing="-0.026cm" fo:font-style="normal" officeooo:rsid="000ffb1a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style:use-window-font-color="true" style:font-name="Arial" fo:font-size="20pt" fo:letter-spacing="-0.026cm" fo:font-style="normal" fo:font-weight="normal" officeooo:rsid="000ffb1a" fo:background-color="#ffffff" loext:char-shading-value="0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style:use-window-font-color="true" style:font-name="Arial" fo:font-size="20pt" fo:letter-spacing="-0.026cm" fo:font-style="normal" fo:font-weight="normal" officeooo:rsid="00140454" fo:background-color="#ffffff" loext:char-shading-value="0" style:font-size-asian="20pt" style:font-weight-asian="normal" style:font-size-complex="20pt" style:font-weight-complex="normal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size="13pt" officeooo:rsid="000ffb1a" style:font-size-asian="13pt" style:font-size-complex="13pt"/>
    </style:style>
    <style:style style:name="T10" style:family="text">
      <style:text-properties style:use-window-font-color="true" fo:font-size="20pt" fo:font-weight="normal" officeooo:rsid="000ffb1a" fo:background-color="#ffffff" loext:char-shading-value="0" style:font-size-asian="20pt" style:font-size-complex="20pt"/>
    </style:style>
    <style:style style:name="T11" style:family="text">
      <style:text-properties style:use-window-font-color="true" fo:font-size="20pt" fo:font-weight="normal" officeooo:rsid="00140454" fo:background-color="#ffffff" loext:char-shading-value="0" style:font-size-asian="20pt" style:font-size-complex="20pt"/>
    </style:style>
    <style:style style:name="T12" style:family="text">
      <style:text-properties style:use-window-font-color="true" fo:font-size="10pt" officeooo:rsid="000ffb1a" style:font-size-asian="10pt" style:font-size-complex="10pt"/>
    </style:style>
    <style:style style:name="T13" style:family="text">
      <style:text-properties style:use-window-font-color="true"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3">Além Das Possibilidades</text:span><text:span text:style-name="T8"><text:tab/></text:span><text:span text:style-name="T12">Jairo Bonfin</text:span><text:span text:style-name="T9"> </text:span><text:span text:style-name="T10">[ </text:span><text:span text:style-name="T11">44 </text:span><text:span text:style-name="T10">]</text:span></text:p>
      <text:p text:style-name="P12"/>
      <text:p text:style-name="P3">Não é tempo de olhar pra trás<text:line-break/>Não é tempo de murmuração<text:line-break/>De apontar o dedo pra moisés<text:line-break/>E dizer:</text:p>
      <text:p text:style-name="P3">"nos trouxe até aqui só pra morrer!"<text:line-break/>Mas é tempo de olhar pra Deus<text:line-break/>De olhar além das possibilidades<text:line-break/>Caminhar dentro do fogo e não se queimar<text:line-break/>Ver caminhos se formar em meio ao mar<text:line-break/>É tempo de cantar</text:p>
      <text:p text:style-name="P2">Eu vou tocar no impossível<text:line-break/>Mover as montanhas<text:line-break/>Me alimentar em meio ao deserto vou<text:line-break/>Eu vou voar sobre os montes<text:line-break/>Com visão de águia<text:line-break/>Olhar além das possibilidades, vou...</text:p>
      <text:p text:style-name="P2">Romper, fluir, como um rio<text:line-break/>Conquistar, visar, além do mar</text:p>
      <text:p text:style-name="P8"/>
      <text:p text:style-name="P8"/>
      <text:p text:style-name="P8"/>
      <text:p text:style-name="P11"><text:span text:style-name="T2">Além Das Possibilidades</text:span><text:span text:style-name="T3"><text:tab/></text:span><text:span text:style-name="T4">Jairo Bonfin</text:span><text:span text:style-name="T5"> </text:span><text:span text:style-name="T6">[ </text:span><text:span text:style-name="T7">44 </text:span><text:span text:style-name="T6">]</text:span></text:p>
      <text:p text:style-name="P1"><text:a xlink:type="simple" xlink:href="https://www.letras.mus.br/jairo-bonfim/" text:style-name="Internet_20_link" text:visited-style-name="Visited_20_Internet_20_Link"><text:span text:style-name="T1"/></text:a></text:p>
      <text:p text:style-name="P4">Não é tempo de olhar pra trás<text:line-break/>Não é tempo de murmuração<text:line-break/>De apontar o dedo pra moisés<text:line-break/>E dizer:</text:p>
      <text:p text:style-name="P4">"nos trouxe até aqui só pra morrer!"<text:line-break/>Mas é tempo de olhar pra Deus<text:line-break/>De olhar além das possibilidades<text:line-break/>Caminhar dentro do fogo e não se queimar<text:line-break/>Ver caminhos se formar em meio ao mar<text:line-break/>É tempo de cantar</text:p>
      <text:p text:style-name="P4">Eu vou tocar no impossível<text:line-break/>Mover as montanhas<text:line-break/>Me alimentar em meio ao deserto vou<text:line-break/>Eu vou voar sobre os montes<text:line-break/>Com visão de águia<text:line-break/>Olhar além das possibilidades, vou...</text:p>
      <text:p text:style-name="P4">Romper, fluir, como um rio<text:line-break/>Conquistar, visar, além do mar</text:p>
      <text:p text:style-name="P9"/>
      <text:p text:style-name="P9"/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Tahoma" svg:font-family="Tahoma, sans-serif"/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4-01T14:34:37.983167888</dc:date>
    <meta:editing-cycles>14</meta:editing-cycles>
    <meta:editing-duration>PT25M27S</meta:editing-duration>
    <meta:generator>LibreOffice/5.2.5.1$Linux_X86_64 LibreOffice_project/20m0$Build-1</meta:generator>
    <meta:document-statistic meta:table-count="0" meta:image-count="0" meta:object-count="0" meta:page-count="1" meta:paragraph-count="10" meta:word-count="214" meta:character-count="1110" meta:non-whitespace-character-count="906"/>
  </office:meta>
</office:document-meta>
</file>